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3035in" svg:y="1.0567in">
            <draw:object draw:notify-on-update-of-ranges="Sheet1.C2:Sheet1.C2 Sheet1.C3:Sheet1.C3 Sheet1.D2:Sheet1.D2 Sheet1.D3:Sheet1.D3 Sheet1.E2:Sheet1.E2 Sheet1.E3:Sheet1.E3 Sheet1.F2:Sheet1.F2 Sheet1.F3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arsing</text:p>
          </table:table-cell>
          <table:table-cell office:value-type="string" calcext:value-type="string">
            <text:p>Interprocedural Optimizations</text:p>
          </table:table-cell>
          <table:table-cell office:value-type="string" calcext:value-type="string">
            <text:p>Intraprocedural Optimization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7" calcext:value-type="float">
            <text:p>87</text:p>
          </table:table-cell>
          <table:table-cell office:value-type="float" office:value="6.69" calcext:value-type="float">
            <text:p>6.69</text:p>
          </table:table-cell>
          <table:table-cell office:value-type="float" office:value="9.77" calcext:value-type="float">
            <text:p>9.77</text:p>
          </table:table-cell>
          <table:table-cell office:value-type="float" office:value="68.6" calcext:value-type="float">
            <text:p>68.6</text:p>
          </table:table-cell>
          <table:table-cell table:formula="of:= [.B3]- SUM([.C3:.E3])" office:value-type="float" office:value="1.94000000000001" calcext:value-type="float">
            <text:p>1.94000000000001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/>
          <table:table-cell table:formula="of:=[.C3]/[.$B$3]" office:value-type="float" office:value="0.0768965517241379" calcext:value-type="float">
            <text:p>0.076896551724138</text:p>
          </table:table-cell>
          <table:table-cell table:formula="of:=[.D3]/[.$B$3]" office:value-type="float" office:value="0.112298850574713" calcext:value-type="float">
            <text:p>0.112298850574713</text:p>
          </table:table-cell>
          <table:table-cell table:formula="of:=[.E3]/[.$B$3]" office:value-type="float" office:value="0.788505747126437" calcext:value-type="float">
            <text:p>0.788505747126437</text:p>
          </table:table-cell>
          <table:table-cell table:formula="of:=[.F3]/[.$B$3]" office:value-type="float" office:value="0.0222988505747128" calcext:value-type="float">
            <text:p>0.022298850574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0T15:52:34.104729442</meta:creation-date>
    <dc:date>2021-04-20T16:24:07.039204186</dc:date>
    <meta:editing-duration>PT12S</meta:editing-duration>
    <meta:editing-cycles>1</meta:editing-cycles>
    <meta:document-statistic meta:table-count="1" meta:cell-count="16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Math'" style:font-style-name="Regular" fo:font-size="15pt" style:font-size-asian="13pt" style:font-size-complex="13pt"/>
    </style:style>
    <style:style style:name="ch3" style:family="chart">
      <style:chart-properties chart:auto-position="true" style:rotation-angle="0"/>
      <style:text-properties fo:font-family="'Latin Modern Math'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Latin Modern Math'" style:font-style-name="Regular" fo:font-size="11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Math'" style:font-style-name="Regular" fo:font-size="10.5pt" style:font-size-asian="10pt" style:font-size-complex="10pt"/>
    </style:style>
    <style:style style:name="ch8" style:family="chart">
      <style:chart-properties chart:auto-position="true" style:rotation-angle="0"/>
      <style:text-properties fo:font-family="'Latin Modern Math'" style:font-style-name="Regular"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data-label-number="percentage" chart:data-label-text="false" chart:data-label-symbol="false"/>
      <style:text-properties fo:color="#eeeeee"/>
    </style:style>
    <style:style style:name="ch12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12cm" svg:y="0.316cm" chart:style-name="ch2">
          <text:p>GCC Profiling Report</text:p>
        </chart:title>
        <chart:subtitle svg:x="5.892cm" svg:y="1.344cm" chart:style-name="ch3">
          <text:p>Using gcc -ftime-report</text:p>
        </chart:subtitle>
        <chart:legend chart:legend-position="end" svg:x="12.475cm" svg:y="3.057cm" style:legend-expansion="high" chart:style-name="ch4"/>
        <chart:plot-area chart:style-name="ch5" table:cell-range-address="Sheet1.C2:Sheet1.F3" chart:data-source-has-labels="row" svg:x="0.32cm" svg:y="2.153cm" svg:width="11.835cm" svg:height="5.654cm">
          <chart:coordinate-region svg:x="0.413cm" svg:y="2.153cm" svg:width="11.463cm" svg:height="5.034cm"/>
          <chart:axis chart:dimension="x" chart:name="primary-x" chart:style-name="ch6"/>
          <chart:axis chart:dimension="y" chart:name="primary-y" chart:style-name="ch7">
            <chart:title svg:x="5.469cm" svg:y="7.987cm" chart:style-name="ch8">
              <text:p>Time (s)</text:p>
            </chart:title>
            <chart:grid chart:style-name="ch9" chart:class="major"/>
          </chart:axis>
          <chart:series chart:style-name="ch10" chart:values-cell-range-address="Sheet1.C3:Sheet1.C3" chart:label-cell-address="Sheet1.C2:Sheet1.C2" chart:class="chart:bar">
            <chart:data-point chart:style-name="ch11"/>
          </chart:series>
          <chart:series chart:style-name="ch12" chart:values-cell-range-address="Sheet1.D3:Sheet1.D3" chart:label-cell-address="Sheet1.D2:Sheet1.D2" chart:class="chart:bar">
            <chart:data-point chart:style-name="ch13"/>
          </chart:series>
          <chart:series chart:style-name="ch14" chart:values-cell-range-address="Sheet1.E3:Sheet1.E3" chart:label-cell-address="Sheet1.E2:Sheet1.E2" chart:class="chart:bar">
            <chart:data-point chart:style-name="ch13"/>
          </chart:series>
          <chart:series chart:style-name="ch15" chart:values-cell-range-address="Sheet1.F3:Sheet1.F3" chart:label-cell-address="Sheet1.F2:Sheet1.F2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sing</text:p>
                <draw:g>
                  <svg:desc>Sheet1.C2:Sheet1.C2</svg:desc>
                </draw:g>
              </table:table-cell>
              <table:table-cell office:value-type="string">
                <text:p>Interprocedural Optimizations</text:p>
                <draw:g>
                  <svg:desc>Sheet1.D2:Sheet1.D2</svg:desc>
                </draw:g>
              </table:table-cell>
              <table:table-cell office:value-type="string">
                <text:p>Intraprocedural Optimizations</text:p>
                <draw:g>
                  <svg:desc>Sheet1.E2:Sheet1.E2</svg:desc>
                </draw:g>
              </table:table-cell>
              <table:table-cell office:value-type="string">
                <text:p>Others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.69">
                <text:p>6.69</text:p>
                <draw:g>
                  <svg:desc>Sheet1.C3:Sheet1.C3</svg:desc>
                </draw:g>
              </table:table-cell>
              <table:table-cell office:value-type="float" office:value="9.77">
                <text:p>9.77</text:p>
                <draw:g>
                  <svg:desc>Sheet1.D3:Sheet1.D3</svg:desc>
                </draw:g>
              </table:table-cell>
              <table:table-cell office:value-type="float" office:value="68.6">
                <text:p>68.6</text:p>
                <draw:g>
                  <svg:desc>Sheet1.E3:Sheet1.E3</svg:desc>
                </draw:g>
              </table:table-cell>
              <table:table-cell office:value-type="float" office:value="1.94000000000001">
                <text:p>1.94000000000001</text:p>
                <draw:g>
                  <svg:desc>Sheet1.F3:Sheet1.F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